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Microsoft YaHei" svg:font-family="'Microsoft YaHei'"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90cfb"/>
    </style:style>
    <style:style style:name="P2" style:family="paragraph" style:parent-style-name="Text_20_body">
      <style:text-properties officeooo:paragraph-rsid="001ae270"/>
    </style:style>
    <style:style style:name="P3" style:family="paragraph" style:parent-style-name="Text_20_body">
      <style:text-properties officeooo:paragraph-rsid="001c6a7a"/>
    </style:style>
    <style:style style:name="P4" style:family="paragraph" style:parent-style-name="Text_20_body">
      <style:text-properties officeooo:rsid="00190cfb" officeooo:paragraph-rsid="00190cfb"/>
    </style:style>
    <style:style style:name="P5" style:family="paragraph" style:parent-style-name="Text_20_body">
      <style:text-properties officeooo:rsid="001c6a7a" officeooo:paragraph-rsid="001c6a7a"/>
    </style:style>
    <style:style style:name="P6" style:family="paragraph" style:parent-style-name="Text_20_body">
      <style:text-properties officeooo:rsid="001ae270" officeooo:paragraph-rsid="001ae270"/>
    </style:style>
    <style:style style:name="P7" style:family="paragraph" style:parent-style-name="Text_20_body">
      <style:text-properties officeooo:rsid="001d46bf" officeooo:paragraph-rsid="001d46bf"/>
    </style:style>
    <style:style style:name="P8" style:family="paragraph" style:parent-style-name="Text_20_body">
      <style:text-properties officeooo:paragraph-rsid="001f062c"/>
    </style:style>
    <style:style style:name="P9" style:family="paragraph" style:parent-style-name="Table_20_Contents">
      <style:text-properties officeooo:paragraph-rsid="00172b4e"/>
    </style:style>
    <style:style style:name="P10" style:family="paragraph" style:parent-style-name="Table_20_Contents">
      <style:text-properties officeooo:paragraph-rsid="00173d90"/>
    </style:style>
    <style:style style:name="P11" style:family="paragraph" style:parent-style-name="Table_20_Contents">
      <style:text-properties officeooo:paragraph-rsid="001c6a7a"/>
    </style:style>
    <style:style style:name="P12" style:family="paragraph" style:parent-style-name="Table_20_Contents">
      <style:text-properties fo:font-style="normal" fo:font-weight="normal" officeooo:rsid="00172b4e" officeooo:paragraph-rsid="00172b4e" style:font-style-asian="normal" style:font-weight-asian="normal" style:font-style-complex="normal" style:font-weight-complex="normal"/>
    </style:style>
    <style:style style:name="P13" style:family="paragraph" style:parent-style-name="Table_20_Contents">
      <style:text-properties fo:font-style="normal" officeooo:rsid="00172b4e" officeooo:paragraph-rsid="00172b4e" style:font-style-asian="normal" style:font-style-complex="normal"/>
    </style:style>
    <style:style style:name="P14" style:family="paragraph" style:parent-style-name="Table_20_Contents">
      <style:text-properties officeooo:rsid="00173d90" officeooo:paragraph-rsid="00173d90"/>
    </style:style>
    <style:style style:name="P15" style:family="paragraph" style:parent-style-name="Table_20_Contents">
      <style:text-properties officeooo:rsid="00172b4e"/>
    </style:style>
    <style:style style:name="P16" style:family="paragraph" style:parent-style-name="Table_20_Contents">
      <style:text-properties officeooo:rsid="00172b4e" officeooo:paragraph-rsid="00172b4e"/>
    </style:style>
    <style:style style:name="P17" style:family="paragraph" style:parent-style-name="Table_20_Contents">
      <style:text-properties officeooo:rsid="001c6a7a" officeooo:paragraph-rsid="001c6a7a"/>
    </style:style>
    <style:style style:name="P18" style:family="paragraph" style:parent-style-name="Table_20_Heading">
      <style:text-properties officeooo:paragraph-rsid="00173d90"/>
    </style:style>
    <style:style style:name="P19" style:family="paragraph" style:parent-style-name="Table_20_Heading">
      <style:text-properties officeooo:paragraph-rsid="00190cfb"/>
    </style:style>
    <style:style style:name="P20" style:family="paragraph" style:parent-style-name="Table_20_Heading">
      <style:text-properties officeooo:rsid="00173d90" officeooo:paragraph-rsid="00173d90"/>
    </style:style>
    <style:style style:name="P21" style:family="paragraph" style:parent-style-name="Table_20_Heading">
      <style:text-properties officeooo:rsid="00172b4e"/>
    </style:style>
    <style:style style:name="P22" style:family="paragraph" style:parent-style-name="Footnote">
      <style:text-properties officeooo:rsid="001ae270" officeooo:paragraph-rsid="001ae270"/>
    </style:style>
    <style:style style:name="P23" style:family="paragraph" style:parent-style-name="Main_20_Title">
      <style:text-properties officeooo:rsid="00190cfb"/>
    </style:style>
    <style:style style:name="P24" style:family="paragraph" style:parent-style-name="Heading_20_1">
      <style:text-properties officeooo:rsid="00190cfb"/>
    </style:style>
    <style:style style:name="P25" style:family="paragraph" style:parent-style-name="Heading_20_1">
      <style:text-properties officeooo:rsid="00190cfb" officeooo:paragraph-rsid="00190cfb"/>
    </style:style>
    <style:style style:name="P26" style:family="paragraph" style:parent-style-name="Heading_20_1">
      <style:text-properties officeooo:paragraph-rsid="00190cfb"/>
    </style:style>
    <style:style style:name="P27" style:family="paragraph" style:parent-style-name="Heading_20_1">
      <style:text-properties officeooo:rsid="001c6a7a" officeooo:paragraph-rsid="001c6a7a"/>
    </style:style>
    <style:style style:name="P28" style:family="paragraph" style:parent-style-name="Heading_20_2">
      <style:text-properties officeooo:paragraph-rsid="001ae270"/>
    </style:style>
    <style:style style:name="P29" style:family="paragraph" style:parent-style-name="Heading_20_2">
      <style:text-properties officeooo:rsid="001ae270" officeooo:paragraph-rsid="001ae270"/>
    </style:style>
    <style:style style:name="P30" style:family="paragraph" style:parent-style-name="Heading_20_2">
      <style:text-properties officeooo:rsid="001c6a7a"/>
    </style:style>
    <style:style style:name="P31" style:family="paragraph" style:parent-style-name="Heading_20_2">
      <style:text-properties officeooo:rsid="001c6a7a" officeooo:paragraph-rsid="001c6a7a"/>
    </style:style>
    <style:style style:name="P32" style:family="paragraph" style:parent-style-name="Heading_20_2">
      <style:text-properties officeooo:rsid="001d46bf" officeooo:paragraph-rsid="001d46bf"/>
    </style:style>
    <style:style style:name="P33" style:family="paragraph" style:parent-style-name="Heading_20_2">
      <style:text-properties officeooo:rsid="00172b4e" officeooo:paragraph-rsid="00172b4e"/>
    </style:style>
    <style:style style:name="P34" style:family="paragraph" style:parent-style-name="Text_20_body" style:list-style-name="L1">
      <style:text-properties officeooo:rsid="00190cfb" officeooo:paragraph-rsid="00190cfb"/>
    </style:style>
    <style:style style:name="P35" style:family="paragraph" style:parent-style-name="Text_20_body">
      <style:text-properties officeooo:paragraph-rsid="002742ad"/>
    </style:style>
    <style:style style:name="T1" style:family="text">
      <style:text-properties officeooo:rsid="00172b4e"/>
    </style:style>
    <style:style style:name="T2" style:family="text">
      <style:text-properties officeooo:rsid="00173d90"/>
    </style:style>
    <style:style style:name="T3" style:family="text">
      <style:text-properties officeooo:rsid="00190cfb"/>
    </style:style>
    <style:style style:name="T4" style:family="text">
      <style:text-properties officeooo:rsid="001ae270"/>
    </style:style>
    <style:style style:name="T5" style:family="text">
      <style:text-properties officeooo:rsid="001c6a7a"/>
    </style:style>
    <style:style style:name="T6" style:family="text">
      <style:text-properties fo:color="#0000ff" officeooo:rsid="001c6a7a" style:font-size-complex="9.5pt"/>
    </style:style>
    <style:style style:name="T7" style:family="text">
      <style:text-properties fo:color="#000000" officeooo:rsid="001c6a7a" style:font-size-complex="9.5pt"/>
    </style:style>
    <style:style style:name="T8" style:family="text">
      <style:text-properties fo:color="#2b91af" officeooo:rsid="001c6a7a" style:font-size-complex="9.5pt"/>
    </style:style>
    <style:style style:name="T9" style:family="text">
      <style:text-properties officeooo:rsid="001d46bf"/>
    </style:style>
    <style:style style:name="T10" style:family="text">
      <style:text-properties fo:font-style="italic" officeooo:rsid="00190cfb" style:font-style-asian="italic" style:font-style-complex="italic"/>
    </style:style>
    <style:style style:name="T11" style:family="text">
      <style:text-properties fo:font-style="italic" officeooo:rsid="001f062c" style:font-style-asian="italic" style:font-style-complex="italic"/>
    </style:style>
    <style:style style:name="T12" style:family="text">
      <style:text-properties officeooo:rsid="001f062c"/>
    </style:style>
    <style:style style:name="T13" style:family="text">
      <style:text-properties officeooo:rsid="00205920"/>
    </style:style>
    <style:style style:name="T14" style:family="text">
      <style:text-properties officeooo:rsid="002386c6"/>
    </style:style>
    <style:style style:name="T15" style:family="text">
      <style:text-properties officeooo:rsid="00261490"/>
    </style:style>
    <style:style style:name="T16" style:family="text">
      <style:text-properties officeooo:rsid="002742ad"/>
    </style:style>
    <style:style style:name="T17" style:family="text">
      <style:text-properties fo:font-style="normal" officeooo:rsid="00190cfb" style:font-style-asian="normal" style:font-style-complex="normal"/>
    </style:style>
    <style:style style:name="T18" style:family="text">
      <style:text-properties officeooo:rsid="002892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SS Reader Design Notes</text:p>
      <text:h text:style-name="P24" text:outline-level="1">Introduction</text:h>
      <text:p text:style-name="P4">This document contains notes on the design of RssReader.</text:p>
      <text:h text:style-name="P26" text:outline-level="1"><text:span text:style-name="T5">Object</text:span><text:span text:style-name="T3"> Model</text:span></text:h>
      <text:h text:style-name="P28" text:outline-level="2"><text:span text:style-name="T5">Categories</text:span><text:span text:style-name="T4"> Of Internal Data</text:span></text:h>
      <text:p text:style-name="P4">Data is divided into three categories:</text:p>
      <text:list xml:id="list30258204" text:style-name="L1">
        <text:list-item>
          <text:p text:style-name="P34">User configuration</text:p>
        </text:list-item>
        <text:list-item>
          <text:p text:style-name="P34">System state</text:p>
        </text:list-item>
        <text:list-item>
          <text:p text:style-name="P34"><text:span text:style-name="T13">Subscription content</text:span> data</text:p>
        </text:list-item>
      </text:list>
      <text:p text:style-name="P8"><text:span text:style-name="T3">User configuration consists of the collection of </text:span><text:span text:style-name="T10">subscriptions</text:span><text:span text:style-name="T3"> the user wants to read. </text:span><text:span text:style-name="T12">It is represented by a collection of </text:span><text:span text:style-name="Source_20_Text"><text:span text:style-name="T12">Subscription</text:span></text:span><text:span text:style-name="T12"> objects held in a </text:span><text:span text:style-name="Source_20_Text"><text:span text:style-name="T12">SubscriptionList</text:span></text:span><text:span text:style-name="T12">. The latter is persisted by serialization to an XML file in the application data directory.</text:span></text:p>
      <text:p text:style-name="P35"><text:span text:style-name="T12">The </text:span><text:span text:style-name="T14">content </text:span><text:span text:style-name="T12">data for a subscription consists of </text:span><text:span text:style-name="T16">persistent and in principle </text:span><text:span text:style-name="T12">mutable facts about each of its </text:span><text:span text:style-name="T11">entries</text:span><text:span text:style-name="T12">. Each entry’s data is represented by an </text:span><text:span text:style-name="Source_20_Text"><text:span text:style-name="T12">Entry</text:span></text:span><text:span text:style-name="T12"> object; the collection of these is an </text:span><text:span text:style-name="Source_20_Text"><text:span text:style-name="T12">EntryList</text:span></text:span><text:span text:style-name="T12"> object referenced from the subscription. Each subscription’s data is persisted to an XML file in the </text:span><text:span text:style-name="T13">application data</text:span><text:span text:style-name="T12"> directory.</text:span></text:p>
      <text:p text:style-name="P35"><text:span text:style-name="T3">System state consists of persistent mutable facts about those subscriptions and the individual </text:span><text:span text:style-name="T17">entries</text:span><text:span text:style-name="T3"> in them, for instance whether they have been read or not. </text:span><text:span text:style-name="T18">This is held in the same Entry objects as content data event though it changes more often.</text:span></text:p>
      <text:p text:style-name="P3"><text:span text:style-name="T5">The use of XML is </text:span><text:span text:style-name="T12">merely</text:span><text:span text:style-name="T5"> due to the convenience of serializing .Net objects to XML. </text:span><text:span text:style-name="T18">A second pass should probably use a database.</text:span></text:p>
      <text:h text:style-name="P29" text:outline-level="2"><text:s/>Unique Identification</text:h>
      <text:p text:style-name="P6">All the main classes in the data model derive from a base providing a unique identifier. This can be any nonempty string and is intended to be globally unique.</text:p>
      <text:p text:style-name="P2"><text:span text:style-name="T4">In many cases the value is actually a GUID. However for </text:span><text:span text:style-name="Source_20_Text"><text:span text:style-name="T4">RssEntry</text:span></text:span><text:span text:style-name="T4"> objects the value is derived from the contents of the entry, in order to correctly identify objects that have already been fetched when performing an update.</text:span></text:p>
      <text:h text:style-name="P29" text:outline-level="2">User-Visible Data</text:h>
      <text:p text:style-name="P2"><text:span text:style-name="Source_20_Text"><text:span text:style-name="T4">UserVisibleAttribute</text:span></text:span><text:span text:style-name="T4"> is used to mark public properties of objects for appearance in the UI. The UI is expected to cope with all the data types that appear. </text:span><text:span text:style-name="T5">Properties of the attribute provide it with additional hints.</text:span></text:p>
      <text:h text:style-name="P31" text:outline-level="2">Notifications</text:h>
      <text:p text:style-name="P3"><text:span text:style-name="T5">User-visible properties generate change event notifications, in accordance with the </text:span><text:span text:style-name="Source_20_Text"><text:span text:style-name="T5">INotifyPropertyChanged</text:span></text:span><text:span text:style-name="T5"> interface, on modification.</text:span></text:p>
      <text:h text:style-name="P30" text:outline-level="2"><text:soft-page-break/>Concurrency</text:h>
      <text:p text:style-name="P3"><text:span text:style-name="T5">Updates are initiated in the background, in order that </text:span><text:span text:style-name="T9">the</text:span><text:span text:style-name="T5"> UI not be subject to network-related delays. </text:span><text:span text:style-name="T15">There is only one “static” thread (even if there is more than one subscription list) and it is never terminated.</text:span></text:p>
      <text:p text:style-name="P5">Rather than using locks to synchronize the UI and update threads, all update operations are supplied with a monadic dispatch function, for example:</text:p>
      <text:p text:style-name="P3"><text:span text:style-name="Source_20_Text"><text:span text:style-name="T6">abstract</text:span></text:span><text:span text:style-name="Source_20_Text"><text:span text:style-name="T7"> </text:span></text:span><text:span text:style-name="Source_20_Text"><text:span text:style-name="T6">public</text:span></text:span><text:span text:style-name="Source_20_Text"><text:span text:style-name="T7"> </text:span></text:span><text:span text:style-name="Source_20_Text"><text:span text:style-name="T6">void</text:span></text:span><text:span text:style-name="Source_20_Text"><text:span text:style-name="T7"> Update(</text:span></text:span><text:span text:style-name="Source_20_Text"><text:span text:style-name="T8">Action</text:span></text:span><text:span text:style-name="Source_20_Text"><text:span text:style-name="T7">&lt;</text:span></text:span><text:span text:style-name="Source_20_Text"><text:span text:style-name="T8">Action</text:span></text:span><text:span text:style-name="Source_20_Text"><text:span text:style-name="T7">&gt; dispatch);</text:span></text:span></text:p>
      <text:p text:style-name="P3"><text:span text:style-name="T5">All update operations are put through this function. </text:span><text:span text:style-name="T9">Care must be taken to ensure that blocking operations are performed outside the dispatched operation.</text:span></text:p>
      <text:h text:style-name="P32" text:outline-level="2">Ordering</text:h>
      <text:p text:style-name="P7">Some subscription formats make timestamps mandatory (for instance, Atom). Ordering is an easy question to answer in such cases.</text:p>
      <text:p text:style-name="P7">RSS does not make timestamps mandatory. Troublingly the specification does not seem to assign any meaning to item order, either. Convention seems to be, however, that items earlier in the list are more recent. At any rate, in order to supply an order in the absence of timestamps, a serial number is kept for each item.</text:p>
      <text:p text:style-name="P7">TODO and items without timestamps should be given the timestamp at which they are first encountered, so that the serial number is just a tie-breaker.</text:p>
      <text:h text:style-name="P25" text:outline-level="1">Web Feeds</text:h>
      <text:p text:style-name="P1"><text:span text:style-name="T3">This section summarizes the relationship between elements of a web feed (an RSS or Atom object) and the objects that represent it. Despite the name </text:span><text:span text:style-name="Source_20_Text"><text:span text:style-name="T3">RssSubscription</text:span></text:span><text:span text:style-name="T3"> and </text:span><text:span text:style-name="Source_20_Text"><text:span text:style-name="T3">RssEntry</text:span></text:span><text:span text:style-name="T3"> are intended to support both RSS and Atom feeds </text:span><text:span text:style-name="T9">(the intent is that if a feed switches from one to another, there should be some chance that the software will cope gracefully).</text:span></text:p>
      <text:p text:style-name="P7">Many fields are ignored, though in most cases it would be easy to change this given demand.</text:p>
      <text:h text:style-name="P33" text:outline-level="2">Feed Information</text:h>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20">Meaning</text:p>
          </table:table-cell>
          <table:table-cell table:style-name="Table1.A1" office:value-type="string">
            <text:p text:style-name="P21">RSS</text:p>
          </table:table-cell>
          <table:table-cell table:style-name="Table1.A1" office:value-type="string">
            <text:p text:style-name="P21">Atom</text:p>
          </table:table-cell>
          <table:table-cell table:style-name="Table1.D1" office:value-type="string">
            <text:p text:style-name="P18"><text:span text:style-name="Source_20_Text"><text:span text:style-name="T2">RssSubscription</text:span></text:span></text:p>
          </table:table-cell>
        </table:table-row>
        <table:table-row>
          <table:table-cell table:style-name="Table1.A2" office:value-type="string">
            <text:p text:style-name="P12">Title</text:p>
          </table:table-cell>
          <table:table-cell table:style-name="Table1.A2" office:value-type="string">
            <text:p text:style-name="P9"><text:span text:style-name="Source_20_Text"><text:span text:style-name="T1">&lt;title&gt;</text:span></text:span></text:p>
          </table:table-cell>
          <table:table-cell table:style-name="Table1.A2" office:value-type="string">
            <text:p text:style-name="Table_20_Contents"/>
          </table:table-cell>
          <table:table-cell table:style-name="Table1.D2" office:value-type="string">
            <text:p text:style-name="P14">Title</text:p>
          </table:table-cell>
        </table:table-row>
        <table:table-row>
          <table:table-cell table:style-name="Table1.A2" office:value-type="string">
            <text:p text:style-name="P12">HTML URL</text:p>
          </table:table-cell>
          <table:table-cell table:style-name="Table1.A2" office:value-type="string">
            <text:p text:style-name="P9"><text:span text:style-name="Source_20_Text"><text:span text:style-name="T1">&lt;link&gt;</text:span></text:span></text:p>
          </table:table-cell>
          <table:table-cell table:style-name="Table1.A2" office:value-type="string">
            <text:p text:style-name="Table_20_Contents"/>
          </table:table-cell>
          <table:table-cell table:style-name="Table1.D2" office:value-type="string">
            <text:p text:style-name="P14">PublicURI</text:p>
          </table:table-cell>
        </table:table-row>
        <table:table-row>
          <table:table-cell table:style-name="Table1.A2" office:value-type="string">
            <text:p text:style-name="P12">Description</text:p>
          </table:table-cell>
          <table:table-cell table:style-name="Table1.A2" office:value-type="string">
            <text:p text:style-name="P9"><text:span text:style-name="Source_20_Text"><text:span text:style-name="T1">&lt;description&gt;</text:span></text:span></text:p>
          </table:table-cell>
          <table:table-cell table:style-name="Table1.A2" office:value-type="string">
            <text:p text:style-name="Table_20_Contents"/>
          </table:table-cell>
          <table:table-cell table:style-name="Table1.D2" office:value-type="string">
            <text:p text:style-name="P14">Description</text:p>
          </table:table-cell>
        </table:table-row>
        <table:table-row>
          <table:table-cell table:style-name="Table1.A2" office:value-type="string">
            <text:p text:style-name="P13">Content language</text:p>
          </table:table-cell>
          <table:table-cell table:style-name="Table1.A2" office:value-type="string">
            <text:p text:style-name="P9"><text:span text:style-name="Source_20_Text"><text:span text:style-name="T1">&lt;language&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Copyright</text:p>
          </table:table-cell>
          <table:table-cell table:style-name="Table1.A2" office:value-type="string">
            <text:p text:style-name="P9"><text:span text:style-name="Source_20_Text"><text:span text:style-name="T1">&lt;copyright&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Content email</text:p>
          </table:table-cell>
          <table:table-cell table:style-name="Table1.A2" office:value-type="string">
            <text:p text:style-name="P9"><text:span text:style-name="Source_20_Text"><text:span text:style-name="T1">&lt;managingEditor&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Technical email</text:p>
          </table:table-cell>
          <table:table-cell table:style-name="Table1.A2" office:value-type="string">
            <text:p text:style-name="P9"><text:span text:style-name="Source_20_Text"><text:span text:style-name="T1">&lt;webMaster&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Last publication</text:p>
          </table:table-cell>
          <table:table-cell table:style-name="Table1.A2" office:value-type="string">
            <text:p text:style-name="P9"><text:span text:style-name="Source_20_Text"><text:span text:style-name="T1">&lt;pubDate&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Last change</text:p>
          </table:table-cell>
          <table:table-cell table:style-name="Table1.A2" office:value-type="string">
            <text:p text:style-name="P9"><text:span text:style-name="Source_20_Text"><text:span text:style-name="T1">&lt;lastBuildDate&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Category</text:p>
          </table:table-cell>
          <table:table-cell table:style-name="Table1.A2" office:value-type="string">
            <text:p text:style-name="P9"><text:span text:style-name="Source_20_Text"><text:span text:style-name="T1">&lt;category&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Generating software</text:p>
          </table:table-cell>
          <table:table-cell table:style-name="Table1.A2" office:value-type="string">
            <text:p text:style-name="P9"><text:span text:style-name="Source_20_Text"><text:span text:style-name="T1">&lt;generator&gt;</text:span></text:span></text:p>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table-cell table:style-name="Table1.A2" office:value-type="string">
            <text:p text:style-name="P13">Format documentation</text:p>
          </table:table-cell>
          <table:table-cell table:style-name="Table1.A2" office:value-type="string">
            <text:p text:style-name="P9"><text:span text:style-name="Source_20_Text"><text:span text:style-name="T1">&lt;docs&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3">Push notification</text:p>
          </table:table-cell>
          <table:table-cell table:style-name="Table1.A2" office:value-type="string">
            <text:p text:style-name="P9"><text:span text:style-name="Source_20_Text"><text:span text:style-name="T1">&lt;cloud&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2">Time to live</text:p>
          </table:table-cell>
          <table:table-cell table:style-name="Table1.A2" office:value-type="string">
            <text:p text:style-name="P9"><text:span text:style-name="Source_20_Text"><text:span text:style-name="T1">&lt;ttl&gt; (seconds)</text:span></text:span></text:p>
          </table:table-cell>
          <table:table-cell table:style-name="Table1.A2" office:value-type="string">
            <text:p text:style-name="Table_20_Contents"/>
          </table:table-cell>
          <table:table-cell table:style-name="Table1.D2" office:value-type="string">
            <text:p text:style-name="P14"/>
          </table:table-cell>
        </table:table-row>
        <table:table-row>
          <table:table-cell table:style-name="Table1.A2" office:value-type="string">
            <text:p text:style-name="P12">Image</text:p>
          </table:table-cell>
          <table:table-cell table:style-name="Table1.A2" office:value-type="string">
            <text:p text:style-name="P9"><text:span text:style-name="Source_20_Text"><text:span text:style-name="T1">&lt;image url=URL&gt;</text:span></text:span></text:p>
          </table:table-cell>
          <table:table-cell table:style-name="Table1.A2" office:value-type="string">
            <text:p text:style-name="Table_20_Contents"/>
          </table:table-cell>
          <table:table-cell table:style-name="Table1.D2" office:value-type="string">
            <text:p text:style-name="P14"/>
          </table:table-cell>
        </table:table-row>
        <table:table-row>
          <table:table-cell table:style-name="Table1.A2" office:value-type="string">
            <text:p text:style-name="P13">PICS rating</text:p>
          </table:table-cell>
          <table:table-cell table:style-name="Table1.A2" office:value-type="string">
            <text:p text:style-name="P9"><text:span text:style-name="Source_20_Text"><text:span text:style-name="T1">&lt;rating&gt;</text:span></text:span></text:p>
          </table:table-cell>
          <table:table-cell table:style-name="Table1.A2" office:value-type="string">
            <text:p text:style-name="Table_20_Contents"/>
          </table:table-cell>
          <table:table-cell table:style-name="Table1.D2" office:value-type="string">
            <text:p text:style-name="P16"/>
          </table:table-cell>
        </table:table-row>
        <table:table-row>
          <table:table-cell table:style-name="Table1.A2" office:value-type="string">
            <text:p text:style-name="P13">Hours to not bother</text:p>
          </table:table-cell>
          <table:table-cell table:style-name="Table1.A2" office:value-type="string">
            <text:p text:style-name="P9"><text:span text:style-name="Source_20_Text"><text:span text:style-name="T1">&lt;skipHours&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6">Days to not bother</text:p>
          </table:table-cell>
          <table:table-cell table:style-name="Table1.A2" office:value-type="string">
            <text:p text:style-name="P9"><text:span text:style-name="Source_20_Text"><text:span text:style-name="T1">&lt;skipDays&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6">Item type</text:p>
          </table:table-cell>
          <table:table-cell table:style-name="Table1.A2" office:value-type="string">
            <text:p text:style-name="P9"><text:span text:style-name="Source_20_Text"><text:span text:style-name="T1">&lt;item&gt;</text:span></text:span></text:p>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P33" text:outline-level="2"><text:span text:style-name="T12">Entry</text:span> <text:span text:style-name="T12">I</text:span>nformation</text:h>
      <table:table table:name="Table2" table:style-name="Table2">
        <table:table-column table:style-name="Table2.A" table:number-columns-repeated="3"/>
        <table:table-column table:style-name="Table2.D"/>
        <table:table-row>
          <table:table-cell table:style-name="Table2.A1" office:value-type="string">
            <text:p text:style-name="P21">Field</text:p>
          </table:table-cell>
          <table:table-cell table:style-name="Table2.A1" office:value-type="string">
            <text:p text:style-name="P21">RSS</text:p>
          </table:table-cell>
          <table:table-cell table:style-name="Table2.A1" office:value-type="string">
            <text:p text:style-name="P21">Atom</text:p>
          </table:table-cell>
          <table:table-cell table:style-name="Table2.D1" office:value-type="string">
            <text:p text:style-name="P19"><text:span text:style-name="Source_20_Text"><text:span text:style-name="T3">RssEntry</text:span></text:span><text:span text:style-name="Source_20_Text"><text:span text:style-name="T12">Data</text:span></text:span></text:p>
          </table:table-cell>
        </table:table-row>
        <table:table-row>
          <table:table-cell table:style-name="Table2.A2" office:value-type="string">
            <text:p text:style-name="P15">Title</text:p>
          </table:table-cell>
          <table:table-cell table:style-name="Table2.A2" office:value-type="string">
            <text:p text:style-name="P9"><text:span text:style-name="Source_20_Text"><text:span text:style-name="T1">&lt;title&gt;</text:span></text:span></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3">HTML URL</text:p>
          </table:table-cell>
          <table:table-cell table:style-name="Table2.A2" office:value-type="string">
            <text:p text:style-name="P9"><text:span text:style-name="Source_20_Text"><text:span text:style-name="T1">&lt;link&gt;</text:span></text:span></text:p>
            <text:p text:style-name="P10"><text:span text:style-name="Source_20_Text"><text:span text:style-name="T2">&lt;guid isPermaLink=true&gt;</text:span></text:span><text:span text:style-name="Source_20_Text"><text:span text:style-name="T2"><text:note text:id="ftn1" text:note-class="footnote"><text:note-citation>1</text:note-citation><text:note-body><text:p text:style-name="P22">Or just &lt;guid&gt;; even the example RSS omits out the permalink attribute.</text:p></text:note-body></text:note></text:span></text:span></text:p>
          </table:table-cell>
          <table:table-cell table:style-name="Table2.A2" office:value-type="string">
            <text:p text:style-name="Table_20_Contents"/>
          </table:table-cell>
          <table:table-cell table:style-name="Table2.D2" office:value-type="string">
            <text:p text:style-name="P14">URI</text:p>
          </table:table-cell>
        </table:table-row>
        <table:table-row>
          <table:table-cell table:style-name="Table2.A2" office:value-type="string">
            <text:p text:style-name="P13">Description</text:p>
          </table:table-cell>
          <table:table-cell table:style-name="Table2.A2" office:value-type="string">
            <text:p text:style-name="P9"><text:span text:style-name="Source_20_Text"><text:span text:style-name="T1">&lt;description&gt;</text:span></text:span></text:p>
          </table:table-cell>
          <table:table-cell table:style-name="Table2.A2" office:value-type="string">
            <text:p text:style-name="Table_20_Contents"/>
          </table:table-cell>
          <table:table-cell table:style-name="Table2.D2" office:value-type="string">
            <text:p text:style-name="P14">Description</text:p>
          </table:table-cell>
        </table:table-row>
        <table:table-row>
          <table:table-cell table:style-name="Table2.A2" office:value-type="string">
            <text:p text:style-name="P13">Author email</text:p>
          </table:table-cell>
          <table:table-cell table:style-name="Table2.A2" office:value-type="string">
            <text:p text:style-name="P9"><text:span text:style-name="Source_20_Text"><text:span text:style-name="T1">&lt;author&gt;</text:span></text:span></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3">Category</text:p>
          </table:table-cell>
          <table:table-cell table:style-name="Table2.A2" office:value-type="string">
            <text:p text:style-name="P9"><text:span text:style-name="Source_20_Text"><text:span text:style-name="T1">&lt;category&gt;</text:span></text:span></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3">Comments URL</text:p>
          </table:table-cell>
          <table:table-cell table:style-name="Table2.A2" office:value-type="string">
            <text:p text:style-name="P9"><text:span text:style-name="Source_20_Text"><text:span text:style-name="T1">&lt;comments&gt;</text:span></text:span></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3">Attachment</text:p>
          </table:table-cell>
          <table:table-cell table:style-name="Table2.A2" office:value-type="string">
            <text:p text:style-name="P9"><text:span text:style-name="Source_20_Text"><text:span text:style-name="T1">&lt;enclosure url=URL&gt;</text:span></text:span></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3">Timestamp</text:p>
          </table:table-cell>
          <table:table-cell table:style-name="Table2.A2" office:value-type="string">
            <text:p text:style-name="P9"><text:span text:style-name="Source_20_Text"><text:span text:style-name="T1">&lt;pubDate&gt;</text:span></text:span></text:p>
          </table:table-cell>
          <table:table-cell table:style-name="Table2.A2" office:value-type="string">
            <text:p text:style-name="Table_20_Contents"/>
          </table:table-cell>
          <table:table-cell table:style-name="Table2.D2" office:value-type="string">
            <text:p text:style-name="P14">Date</text:p>
          </table:table-cell>
        </table:table-row>
        <table:table-row>
          <table:table-cell table:style-name="Table2.A2" office:value-type="string">
            <text:p text:style-name="P13">Source URL</text:p>
          </table:table-cell>
          <table:table-cell table:style-name="Table2.A2" office:value-type="string">
            <text:p text:style-name="P9"><text:span text:style-name="Source_20_Text"><text:span text:style-name="T1">&lt;source url=URL&gt;</text:span></text:span></text:p>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P27" text:outline-level="1">References</text:h>
      <table:table table:name="Table3" table:style-name="Table3">
        <table:table-column table:style-name="Table3.A"/>
        <table:table-column table:style-name="Table3.B"/>
        <table:table-row>
          <table:table-cell table:style-name="Table3.A1" office:value-type="string">
            <text:p text:style-name="P11"><text:a xlink:type="simple" xlink:href="http://cyber.law.harvard.edu/rss/rss.html"><text:span text:style-name="T5">http://cyber.law.harvard.edu/rss/rss.html</text:span></text:a></text:p>
          </table:table-cell>
          <table:table-cell table:style-name="Table3.B1" office:value-type="string">
            <text:p text:style-name="P17">RSS 2.0 Specification</text:p>
          </table:table-cell>
        </table:table-row>
        <table:table-row>
          <table:table-cell table:style-name="Table3.A2" office:value-type="string">
            <text:p text:style-name="P11"><text:a xlink:type="simple" xlink:href="http://tools.ietf.org/html/rfc4287"><text:span text:style-name="T5">http://tools.ietf.org/html/rfc4287</text:span></text:a></text:p>
          </table:table-cell>
          <table:table-cell table:style-name="Table3.B2" office:value-type="string">
            <text:p text:style-name="P17">The Atom Syndication Format</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Microsoft YaHei" svg:font-family="'Microsoft YaHei'"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style:font-name-asian="Microsoft YaHei"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2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in_20_Title" style:display-name="Main Title" style:family="paragraph" style:parent-style-name="Standard" style:class="text">
      <style:paragraph-properties fo:text-align="center" style:justify-single-word="false"/>
      <style:text-properties fo:font-size="24pt" style:font-size-asian="10.5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0p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9:37:12.56</meta:creation-date>
    <dc:date>2013-03-23T21:58:34.20</dc:date>
    <meta:editing-duration>P1DT16H52M45S</meta:editing-duration>
    <meta:editing-cycles>9</meta:editing-cycles>
    <meta:generator>LibreOffice/3.6$Windows_x86 LibreOffice_project/5b93205-6e6b3fc-7830f6d-c08ad66-1d9bf4</meta:generator>
    <meta:document-statistic meta:table-count="3" meta:image-count="0" meta:object-count="0" meta:page-count="3" meta:paragraph-count="111" meta:word-count="726" meta:character-count="4638" meta:non-whitespace-character-count="4038"/>
  </office:meta>
</office:document-meta>
</file>